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01000002010CC106CFAE307A4A.jpg" manifest:media-type="image/jpeg"/>
  <manifest:file-entry manifest:full-path="Pictures/1000000000000008000000085C7F5D6FB18D7C29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2" svg:font-family="'Lohit Devanagari'"/>
    <style:font-face style:name="DejaVu Sans1" svg:font-family="'DejaVu Sans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start" style:justify-single-word="false" style:page-number="auto" style:writing-mode="lr-tb"/>
    </style:style>
    <style:style style:name="P2" style:family="paragraph" style:parent-style-name="Standard">
      <style:paragraph-properties fo:text-align="start" style:justify-single-word="false" fo:break-before="page" style:writing-mode="lr-tb"/>
    </style:style>
    <style:style style:name="P3" style:family="paragraph" style:parent-style-name="Standard" style:master-page-name="Right_20_Page">
      <style:paragraph-properties fo:text-align="start" style:justify-single-word="false" style:page-number="auto" fo:break-before="page"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2" svg:font-family="'Lohit Devanagari'"/>
    <style:font-face style:name="DejaVu Sans1" svg:font-family="'DejaVu Sans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Sunshine" draw:style="radial" draw:cx="66%" draw:cy="33%" draw:start-color="#ffbf00" draw:end-color="#ffff00" draw:start-intensity="100%" draw:end-intensity="100%" draw:border="33%"/>
    <draw:hatch draw:name="Black_20_45_20_Degrees_20_Wide" draw:display-name="Black 45 Degrees Wide" draw:style="single" draw:color="#000000" draw:distance="0.508cm" draw:rotation="450"/>
    <draw:fill-image draw:name="Dark_20_Downward_20_Diagonal" draw:display-name="Dark Downward Diagonal" xlink:href="Pictures/1000000000000008000000085C7F5D6FB18D7C29.png" xlink:type="simple" xlink:show="embed" xlink:actuate="onLoad"/>
    <draw:fill-image draw:name="Little_20_Clouds" draw:display-name="Little Clouds" xlink:href="Pictures/1000000000000201000002010CC106CFAE307A4A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DejaVu Sans1" style:font-family-asian="'DejaVu Sans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fo:background-color="#ffdf00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gradient" draw:fill-color="#729fcf" draw:fill-gradient-name="Sunshine" draw:gradient-step-count="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10.5cm" style:num-format="1" style:print-orientation="landscape" fo:margin-top="2cm" fo:margin-bottom="2cm" fo:margin-left="2cm" fo:margin-right="2cm" fo:background-color="#ffe994" style:writing-mode="lr-tb" draw:fill="solid" draw:fill-color="#ffe994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10.5cm" style:num-format="1" style:print-orientation="landscape" fo:margin-top="2cm" fo:margin-bottom="2cm" fo:margin-left="2cm" fo:margin-right="2cm" style:writing-mode="lr-tb" draw:fill="bitmap" draw:fill-image-name="Little_20_Clouds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201000002010CC106CFAE307A4A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4.801cm" fo:page-height="10.5cm" style:num-format="1" style:print-orientation="landscape" fo:margin-top="2cm" fo:margin-bottom="2cm" fo:margin-left="2cm" fo:margin-right="2cm" style:writing-mode="lr-tb" draw:fill="bitmap" draw:fill-image-name="Dark_20_Downward_20_Diagonal" style:repeat="repeat" style:footnote-max-height="0cm">
        <style:background-image xlink:href="Pictures/1000000000000008000000085C7F5D6FB18D7C29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14.801cm" fo:page-height="10.5cm" style:num-format="1" style:print-orientation="landscape" fo:margin-top="2cm" fo:margin-bottom="2cm" fo:margin-left="2cm" fo:margin-right="2cm" fo:background-color="#000000" style:writing-mode="lr-tb" draw:fill="hatch" draw:fill-hatch-name="Black_20_45_20_Degrees_20_Wide" draw:fill-hatch-solid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Index"/>
    <style:master-page style:name="Index" style:page-layout-name="Mpm3" style:next-style-name="Standard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30T15:48:58.720937600</meta:creation-date>
    <dc:date>2019-09-30T22:21:43.798914991</dc:date>
    <meta:editing-cycles>2</meta:editing-cycles>
    <meta:editing-duration>PT6M3S</meta:editing-duration>
    <meta:print-date>1995-11-21T17:41:00</meta:print-date>
    <meta:document-statistic meta:table-count="0" meta:image-count="0" meta:object-count="0" meta:page-count="6" meta:paragraph-count="0" meta:word-count="0" meta:character-count="0" meta:non-whitespace-character-count="0"/>
    <meta:generator>LibreOfficeDev/6.4.0.0.alpha0$Linux_X86_64 LibreOffice_project/c2c0bcfc64c5fc0b8299e3143ced482d481d2df0</meta:generator>
  </office:meta>
</office:document-meta>
</file>